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o siedmiu sezonach serialu doczekaliśmy się pełnometrażowego filmu z akcją w świecie Equestrii. Powstanie tego filmu poniekąd świadczy o sukcesie czwartej generacji, bo ostatni raz przygody pastelowych koników można było oglądać w kinach w połowie lat 80. Tamte filmy nie były rewelacyjne, również spin-offy Equestria Girls ciężko określić mianem wybitnych. Tak więc “My Little Pony: The Movie” nie miał trudnego zadania. Musiał tylko sprostać niewygórowanym oczekiwaniom fanów “Friendship is Magic”.</text:p>
      <text:p text:style-name="P1"/>
      <text:p text:style-name="P1">Początek filmu ma charakter typowy dla serialu: Twilight Sparkle nadzoruje przygotowania do Festiwalu (a jakże) Przyjaźni, którego gwoździem programu ma być występ Songbird Serenade, kucykowego wcielenia popowej wokalistki Sii. Idylla szybko się kończy, kiedy na scenę wkracza satyr Storm King (Liev Schreiber) i jego prawa ręka, jednorożec ze złamanym rogiem Tempest Shadow (Emily Blunt). Od tego momentu film przechodzi w klimat wielkiej przygody, w którym utrzymuje się już do końca. Tempest Shadow, zamiast wdawać się w typowe dla złych antagonistów przydługie monologi, od razu zabiera się do pracy i zniewala trzy z księżniczek. Twilight, której jako jedynej udaje się uciec, wyrusza razem ze swoimi przyjaciółkami na wyprawę w poszukiwaniu tajemniczego artefaktu, którego moc podobno jest w stanie przywrócić porządek w Equestrii. </text:p>
      <text:p text:style-name="P1"/>
      <text:p text:style-name="P1">W trakcie swojej wyprawy Twilight i spółka spotykają korowód barwnych postaci, z którymi kłócą się, godzą i wchodzą w sojusze, by w końcu przekonać się, że to nie żaden artefakt, tylko przyjaźń jest tą siłą, która w Equestrii pozwala stawić czoła każdemu zagrożeniu.</text:p>
      <text:p text:style-name="P1"/>
      <text:p text:style-name="P1">W tym miejscu należy wspomnieć o jednej rzeczy: To postacie poboczne są główną siłą tego filmu. Począwszy od miejskiego cwaniaczka kota Cappera (Taye Diggs) przez przywódczynię papuzich piratów Kapitan Celaeno (Zoe Saldana), irytującą nastoletnią hipogryfkę księżniczkę Skystar (Kristin Chenoweth) i jej elegancką matkę królową Novo (Uzo Aduba) aż do pomagiera Króla Burz Grubbera (Michael Pena), wszystkie postacie są wykreowane w sposób wyrazisty i pełne charakteru. Nie powinno to dziwić, biorąc pod uwagę, jak dobrą, jak na film o kucykach, obsadę aktorską udało się zgromadzić. Niestety na tym tle Mane 6 wypada blado. W ich rolach zostały obsadzone aktorki, które podkładają klaczom głosy w serialu, co jest miłym gestem ze strony Hasbro, jednak widać, jaki dystans dzieli aktorki serialowe od ich bardziej uznanych koleżanek i kolegów. W dodatku Fluttershy i Applejack zostały sprowadzone do roli kucyków tła, a Twilight Sparkle w jednym z kluczowych dla filmu momentów postępuje w sposób zupełnie niezgodny ze swoim charakterem tylko dlatego, że scenarzyści potrzebowali jakiegoś narzędzia, aby wywołać kryzys. </text:p>
      <text:p text:style-name="P1"/>
      <text:p text:style-name="P1">Show jednak kradnie Tempest Shadow, która mi osobiście kojarzyła się z bezwzględną pracownicą korporacji pnącą się po szczeblach firmowej kariery (Storm King zaś wyglądał bardziej jak chciwy i okrutny prezes, niż jak klasyczny złodupiec w stylu Tireka z G1). Kolejną wartą wspomnienia gwiazdą był Grubber, który uzupełniał hierarchię firmy “Pioruny i Spółka” o postać nazbyt pewnego siebie urzędnika na ciepłej posadce. </text:p>
      <text:p text:style-name="P1"/>
      <text:p text:style-name="P1">Film nie jest obfity w żarty czy odniesienia skierowane do dorosłych. Wypada pod tym względem gdzieś w połowie drogi pomiędzy Equestria Girls, w których takich treści nie umieszczono w ogóle, a familijnymi produkcjami studia Pixar. Jednak choć daleko tu do dekonstrukcji, to traktuje on siebie z dystansem, co przejawia się na przykład, kiedy Storm King oznajmia, że ma już dość tych słodkich, kucykowych bzdur (w czym zapewne zgodzi się z nim spora część rodziców, towarzyszących w kinie swoim pociechom).</text:p>
      <text:p text:style-name="P1">Charakterystyczną cechą filmu jest to, że wszystkie męskie postacie są albo sprowadzone do tła, albo złe. Wprawdzie w dzisiejszych czasach nie powinno to być uznawane za coś rewolucyjnego, ale jednak w pewnym sensie takie jest. Tak samo Mane 6 wyróżnia się na tle typowego filmowego gangu przyjaciół, złożonego z lidera, mądrali, sportowca, ofermy i dziewczyny tym, że żadna z klaczy nie pełni roli dziewczyny. Co do Storm Kinga, to widać jak ze swoją <text:s/>żądzą władzy i potęgi nie pasuje do Equestrii. Podczas gdy pozostałe postacie (nie tylko Mane 6) rozwiązują swoje problemy poprzez budowanie relacji i rozmowę (co nie znaczy, że w filmie brakuje scen akcji), on potrafi tylko wydawać rozkazy i nie jest w stanie docenić nawet postaci, której zawdzięcza realizację swoich planów. Dlatego jego porażka była nieunikniona. </text:p>
      <text:p text:style-name="P1"/>
      <text:p text:style-name="P1">W ścieżce dźwiękowej dominuje power pop, co już jest chyba standardem w filmach animowanych. Jest ona całkiem niezła, piosenki wpadają w ucho. Mi osobiście najbardziej przypadło do gustu “Time to Be Awesome” z bardzo przyjemną folkową wstawką. Rozczarowuje za to śpiewane przez Się “Rainbow”, które jest przykładem sztampowego popu niczym z playlisty Radia Zet.</text:p>
      <text:p text:style-name="P1"/>
      <text:p text:style-name="P1">Podsumowując, choć film nie jest niczym więcej niż narzędziem do sprzedaży zabawek, to o dziwo da się oglądać. Jest zabawny, graficznie bardziej efektowny od odcinków i daje tę przyjemność, jaka płynie ze spotkania dobrze znanych bohaterów długo oglądanego serialu, tym razem w zupełnie innych okolicznościach. Warte polecenia dla tych, co już znają i lubią My Little Pony, jednak jeśli komuś kucyki są obojętne, to lepiej spędzi czas na dowolnym filmie animowanym Disney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pl"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793" meta:character-count="5305" meta:non-whitespace-character-count="4516"/>
    <meta:generator>LibreOfficeDev/5.1.0.3$Linux_X86_64 LibreOffice_project/</meta:generator>
  </office:meta>
</office:document-meta>
</file>